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80000003A797AE44FD08E68027.png" manifest:media-type="image/png"/>
  <manifest:file-entry manifest:full-path="Pictures/1000020100000780000003A7B02918DFC6BB1089.png" manifest:media-type="image/png"/>
  <manifest:file-entry manifest:full-path="Pictures/1000020100000780000003A7836A95C6ABAC9C11.png" manifest:media-type="image/png"/>
  <manifest:file-entry manifest:full-path="Pictures/1000020100000780000003A75F26EA6E6D651A16.png" manifest:media-type="image/png"/>
  <manifest:file-entry manifest:full-path="Pictures/1000020100000780000003A7DF33AA493F9B7EA3.png" manifest:media-type="image/png"/>
  <manifest:file-entry manifest:full-path="Pictures/1000020100000780000003A7C272CB8D3A8578B1.png" manifest:media-type="image/png"/>
  <manifest:file-entry manifest:full-path="Pictures/1000020100000780000003A75335A909D4B54BAB.png" manifest:media-type="image/png"/>
  <manifest:file-entry manifest:full-path="Pictures/1000020100000780000003A7EBF682433FF04630.png" manifest:media-type="image/png"/>
  <manifest:file-entry manifest:full-path="Pictures/1000020100000780000003A79C502AB870DB8037.png" manifest:media-type="image/png"/>
  <manifest:file-entry manifest:full-path="Pictures/1000020100000780000003A7317E2F9C78A88AC2.png" manifest:media-type="image/png"/>
  <manifest:file-entry manifest:full-path="Pictures/1000020100000780000003A783F5BA4F91979F3A.png" manifest:media-type="image/png"/>
  <manifest:file-entry manifest:full-path="Pictures/1000020100000780000003A781C3B6C0F963725B.png" manifest:media-type="image/png"/>
  <manifest:file-entry manifest:full-path="Pictures/1000020100000780000003A7010A9B4C5D305BC8.png" manifest:media-type="image/png"/>
  <manifest:file-entry manifest:full-path="Pictures/1000020100000780000003A7CB5083E0E7562BD8.png" manifest:media-type="image/png"/>
  <manifest:file-entry manifest:full-path="Pictures/1000020100000780000003A7AE5EDF69B3FFEE9A.png" manifest:media-type="image/png"/>
  <manifest:file-entry manifest:full-path="Pictures/1000020100000780000003A775400FDCA8A0CD37.png" manifest:media-type="image/png"/>
  <manifest:file-entry manifest:full-path="Pictures/1000020100000780000003A7126CE2BB202A1901.png" manifest:media-type="image/png"/>
  <manifest:file-entry manifest:full-path="Pictures/1000020100000780000003A706CCAA788F2AA1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3.634cm" svg:x="0cm" svg:y="1.098cm">
          <draw:image xlink:href="Pictures/1000020100000780000003A79C502AB870DB8037.png" xlink:type="simple" xlink:show="embed" xlink:actuate="onLoad">
            <text:p/>
          </draw:image>
        </draw:frame>
        <draw:frame draw:style-name="gr2" draw:text-style-name="P2" draw:layer="layout" svg:width="2.286cm" svg:height="1.165cm" svg:x="0.254cm" svg:y="0.762cm">
          <draw:text-box>
            <text:p>Chr 8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1.059cm">
          <draw:image xlink:href="Pictures/1000020100000780000003A781C3B6C0F963725B.png" xlink:type="simple" xlink:show="embed" xlink:actuate="onLoad">
            <text:p/>
          </draw:image>
        </draw:frame>
        <draw:frame draw:style-name="gr2" draw:text-style-name="P2" draw:layer="layout" svg:width="2.286cm" svg:height="1.165cm" svg:x="0.254cm" svg:y="0.763cm">
          <draw:text-box>
            <text:p>Chr 8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1.853cm">
          <draw:image xlink:href="Pictures/1000020100000780000003A7EBF682433FF04630.png" xlink:type="simple" xlink:show="embed" xlink:actuate="onLoad">
            <text:p/>
          </draw:image>
        </draw:frame>
        <draw:frame draw:style-name="gr2" draw:text-style-name="P2" draw:layer="layout" svg:width="2.286cm" svg:height="1.165cm" svg:x="0.254cm" svg:y="0.763cm">
          <draw:text-box>
            <text:p>Clags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1.853cm">
          <draw:image xlink:href="Pictures/1000020100000780000003A75335A909D4B54BAB.png" xlink:type="simple" xlink:show="embed" xlink:actuate="onLoad">
            <text:p/>
          </draw:image>
        </draw:frame>
        <draw:frame draw:style-name="gr2" draw:text-style-name="P2" draw:layer="layout" svg:width="2.286cm" svg:height="1.165cm" svg:x="0.254cm" svg:y="0.764cm">
          <draw:text-box>
            <text:p>Clags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0.672cm">
          <draw:image xlink:href="Pictures/1000020100000780000003A7C272CB8D3A8578B1.png" xlink:type="simple" xlink:show="embed" xlink:actuate="onLoad">
            <text:p/>
          </draw:image>
        </draw:frame>
        <draw:frame draw:style-name="gr4" draw:text-style-name="P2" draw:layer="layout" svg:width="2.032cm" svg:height="2.384cm" svg:x="0.508cm" svg:y="0.508cm">
          <draw:text-box>
            <text:p>Liver</text:p>
            <text:p>Antigen 1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0.672cm">
          <draw:image xlink:href="Pictures/1000020100000780000003A775400FDCA8A0CD37.png" xlink:type="simple" xlink:show="embed" xlink:actuate="onLoad">
            <text:p/>
          </draw:image>
        </draw:frame>
        <draw:frame draw:style-name="gr4" draw:text-style-name="P2" draw:layer="layout" svg:width="2.032cm" svg:height="2.384cm" svg:x="0.508cm" svg:y="0.508cm">
          <draw:text-box>
            <text:p>Liver</text:p>
            <text:p>Antigen 1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999cm" svg:height="13.634cm" svg:x="0.003cm" svg:y="1.059cm">
          <draw:image xlink:href="Pictures/1000020100000780000003A7126CE2BB202A1901.png" xlink:type="simple" xlink:show="embed" xlink:actuate="onLoad">
            <text:p/>
          </draw:image>
        </draw:frame>
        <draw:frame draw:style-name="gr6" draw:text-style-name="P2" draw:layer="layout" svg:width="2.032cm" svg:height="1.673cm" svg:x="0.508cm" svg:y="0.508cm">
          <draw:text-box>
            <text:p>Dupl.</text:p>
            <text:p>Del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999cm" svg:height="13.634cm" svg:x="0.003cm" svg:y="1.059cm">
          <draw:image xlink:href="Pictures/1000020100000780000003A7010A9B4C5D305BC8.png" xlink:type="simple" xlink:show="embed" xlink:actuate="onLoad">
            <text:p/>
          </draw:image>
        </draw:frame>
        <draw:frame draw:style-name="gr6" draw:text-style-name="P2" draw:layer="layout" svg:width="2.032cm" svg:height="1.673cm" svg:x="0.508cm" svg:y="0.509cm">
          <draw:text-box>
            <text:p>Dupl.</text:p>
            <text:p>Del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999cm" svg:height="13.634cm" svg:x="0.003cm" svg:y="1.059cm">
          <draw:image xlink:href="Pictures/1000020100000780000003A783F5BA4F91979F3A.png" xlink:type="simple" xlink:show="embed" xlink:actuate="onLoad">
            <text:p/>
          </draw:image>
        </draw:frame>
        <draw:frame draw:style-name="gr6" draw:text-style-name="P2" draw:layer="layout" svg:width="2.032cm" svg:height="1.673cm" svg:x="0.508cm" svg:y="0.762cm">
          <draw:text-box>
            <text:p>Dup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999cm" svg:height="13.634cm" svg:x="0.003cm" svg:y="1.059cm">
          <draw:image xlink:href="Pictures/1000020100000780000003A7AE5EDF69B3FFEE9A.png" xlink:type="simple" xlink:show="embed" xlink:actuate="onLoad">
            <text:p/>
          </draw:image>
        </draw:frame>
        <draw:frame draw:style-name="gr6" draw:text-style-name="P2" draw:layer="layout" svg:width="2.032cm" svg:height="1.673cm" svg:x="0.508cm" svg:y="0.763cm">
          <draw:text-box>
            <text:p>Dup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999cm" svg:height="13.634cm" svg:x="0.003cm" svg:y="1.059cm">
          <draw:image xlink:href="Pictures/1000020100000780000003A706CCAA788F2AA1BB.png" xlink:type="simple" xlink:show="embed" xlink:actuate="onLoad">
            <text:p/>
          </draw:image>
        </draw:frame>
        <draw:frame draw:style-name="gr6" draw:text-style-name="P2" draw:layer="layout" svg:width="2.032cm" svg:height="1.673cm" svg:x="0.508cm" svg:y="0.763cm">
          <draw:text-box>
            <text:p>Dup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999cm" svg:height="13.634cm" svg:x="0.003cm" svg:y="1.059cm">
          <draw:image xlink:href="Pictures/1000020100000780000003A7CB5083E0E7562BD8.png" xlink:type="simple" xlink:show="embed" xlink:actuate="onLoad">
            <text:p/>
          </draw:image>
        </draw:frame>
        <draw:frame draw:style-name="gr6" draw:text-style-name="P2" draw:layer="layout" svg:width="2.032cm" svg:height="1.673cm" svg:x="0.508cm" svg:y="0.763cm">
          <draw:text-box>
            <text:p>Dup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999cm" svg:height="13.634cm" svg:x="0.003cm" svg:y="1.059cm">
          <draw:image xlink:href="Pictures/1000020100000780000003A7DF33AA493F9B7EA3.png" xlink:type="simple" xlink:show="embed" xlink:actuate="onLoad">
            <text:p/>
          </draw:image>
        </draw:frame>
        <draw:frame draw:style-name="gr6" draw:text-style-name="P2" draw:layer="layout" svg:width="2.032cm" svg:height="1.673cm" svg:x="0.508cm" svg:y="0.763cm">
          <draw:text-box>
            <text:p>De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27.999cm" svg:height="13.634cm" svg:x="0.003cm" svg:y="1.059cm">
          <draw:image xlink:href="Pictures/1000020100000780000003A7317E2F9C78A88AC2.png" xlink:type="simple" xlink:show="embed" xlink:actuate="onLoad">
            <text:p/>
          </draw:image>
        </draw:frame>
        <draw:frame draw:style-name="gr6" draw:text-style-name="P2" draw:layer="layout" svg:width="2.032cm" svg:height="1.673cm" svg:x="0.508cm" svg:y="0.764cm">
          <draw:text-box>
            <text:p>De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0.672cm">
          <draw:image xlink:href="Pictures/1000020100000780000003A75F26EA6E6D651A16.png" xlink:type="simple" xlink:show="embed" xlink:actuate="onLoad">
            <text:p/>
          </draw:image>
        </draw:frame>
        <draw:frame draw:style-name="gr6" draw:text-style-name="P2" draw:layer="layout" svg:width="2.286cm" svg:height="1.673cm" svg:x="0.208cm" svg:y="0.672cm">
          <draw:text-box>
            <text:p>AP2G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0.672cm">
          <draw:image xlink:href="Pictures/1000020100000780000003A7B02918DFC6BB1089.png" xlink:type="simple" xlink:show="embed" xlink:actuate="onLoad">
            <text:p/>
          </draw:image>
        </draw:frame>
        <draw:frame draw:style-name="gr6" draw:text-style-name="P2" draw:layer="layout" svg:width="2.286cm" svg:height="1.673cm" svg:x="0.208cm" svg:y="0.673cm">
          <draw:text-box>
            <text:p>AP2G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0.672cm">
          <draw:image xlink:href="Pictures/1000020100000780000003A7836A95C6ABAC9C11.png" xlink:type="simple" xlink:show="embed" xlink:actuate="onLoad">
            <text:p/>
          </draw:image>
        </draw:frame>
        <draw:frame draw:style-name="gr6" draw:text-style-name="P2" draw:layer="layout" svg:width="2.286cm" svg:height="1.673cm" svg:x="0.108cm" svg:y="0.454cm">
          <draw:text-box>
            <text:p>GDV1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3.634cm" svg:x="0.003cm" svg:y="0.672cm">
          <draw:image xlink:href="Pictures/1000020100000780000003A797AE44FD08E68027.png" xlink:type="simple" xlink:show="embed" xlink:actuate="onLoad">
            <text:p/>
          </draw:image>
        </draw:frame>
        <draw:frame draw:style-name="gr6" draw:text-style-name="P2" draw:layer="layout" svg:width="2.286cm" svg:height="1.673cm" svg:x="0.108cm" svg:y="0.455cm">
          <draw:text-box>
            <text:p>GDV1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7T14:49:34.903615117</meta:creation-date>
    <dc:date>2022-02-18T09:23:25.080919527</dc:date>
    <meta:editing-duration>PT14M35S</meta:editing-duration>
    <meta:editing-cycles>3</meta:editing-cycles>
    <meta:generator>LibreOffice/6.0.7.3$Linux_X86_64 LibreOffice_project/00m0$Build-3</meta:generator>
    <meta:document-statistic meta:object-count="93"/>
  </office:meta>
</office:document-meta>
</file>